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/>
    <style:font-face style:name="Nimbus Sans L" svg:font-family="'Nimbus Sans L'"/>
    <style:font-face style:name="Noto Sans CJK SC" svg:font-family="'Noto Sans CJK SC'" style:font-family-generic="system" style:font-pitch="variable"/>
    <style:font-face style:name="Sans" svg:font-family="Sans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2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37"/>
    <style:style style:name="ce31" style:family="table-cell" style:parent-style-name="Default">
      <style:table-cell-properties fo:background-color="#faa61a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10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9"/>
        <table:table-column table:style-name="co1" table:number-columns-repeated="1022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Default"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table:style-name="Default"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09" calcext:value-type="date">
            <text:p>09/01/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1-16" calcext:value-type="date">
            <text:p>16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7" calcext:value-type="date">
            <text:p>17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8" calcext:value-type="date">
            <text:p>18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9" calcext:value-type="date">
            <text:p>1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22" calcext:value-type="date">
            <text:p>22/01/21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1-23" calcext:value-type="date">
            <text:p>23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1-29" calcext:value-type="date">
            <text:p>2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1" calcext:value-type="date">
            <text:p>01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2" calcext:value-type="date">
            <text:p>0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2" calcext:value-type="date">
            <text:p>2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8" calcext:value-type="date">
            <text:p>28/02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13" calcext:value-type="date">
            <text:p>13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21" calcext:value-type="date">
            <text:p>21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17" calcext:value-type="date">
            <text:p>17/04/21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1" calcext:value-type="date">
            <text:p>21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4" calcext:value-type="date">
            <text:p>24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4-27" calcext:value-type="date">
            <text:p>27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8" calcext:value-type="date">
            <text:p>28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4-29" calcext:value-type="date">
            <text:p>29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3" calcext:value-type="date">
            <text:p>03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4" calcext:value-type="date">
            <text:p>04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21-05-23" calcext:value-type="date">
            <text:p>23/05/21</text:p>
          </table:table-cell>
          <table:table-cell office:value-type="string" calcext:value-type="string">
            <text:p>Encryption discussion and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0" calcext:value-type="date">
            <text:p>20/06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7" calcext:value-type="date">
            <text:p>27/06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9" calcext:value-type="date">
            <text:p>29/06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6-30" calcext:value-type="date">
            <text:p>30/06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2" calcext:value-type="date">
            <text:p>02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3" calcext:value-type="date">
            <text:p>03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21-07-04" calcext:value-type="date">
            <text:p>04/07/21</text:p>
          </table:table-cell>
          <table:table-cell office:value-type="string" calcext:value-type="string">
            <text:p>BTP Mobile App – Android build (buildozer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8" calcext:value-type="date">
            <text:p>08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9" calcext:value-type="date">
            <text:p>09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21-07-10" calcext:value-type="date">
            <text:p>10/07/21</text:p>
          </table:table-cell>
          <table:table-cell office:value-type="string" calcext:value-type="string">
            <text:p>BTP Mobile App (encryption + license storage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2" calcext:value-type="date">
            <text:p>12/07/21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3" calcext:value-type="date">
            <text:p>13/07/21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7" calcext:value-type="date">
            <text:p>17/07/21</text:p>
          </table:table-cell>
          <table:table-cell office:value-type="string" calcext:value-type="string">
            <text:p>BTP Licens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8" calcext:value-type="date">
            <text:p>18/07/21</text:p>
          </table:table-cell>
          <table:table-cell office:value-type="string" calcext:value-type="string">
            <text:p>BTP Licensing scree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27" calcext:value-type="date">
            <text:p>27/07/21</text:p>
          </table:table-cell>
          <table:table-cell office:value-type="string" calcext:value-type="string">
            <text:p>Solitaire issues, kivy-classic / kivy-dev consolid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7-31" calcext:value-type="date">
            <text:p>31/07/21</text:p>
          </table:table-cell>
          <table:table-cell office:value-type="string" calcext:value-type="string">
            <text:p>Solitaire anim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8-09" calcext:value-type="date">
            <text:p>09/08/21</text:p>
          </table:table-cell>
          <table:table-cell office:value-type="string" calcext:value-type="string">
            <text:p>Solitaire, repo syncs, game fixes and License Server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1-08-21" calcext:value-type="date">
            <text:p>21/08/21</text:p>
          </table:table-cell>
          <table:table-cell office:value-type="string" calcext:value-type="string">
            <text:p>Solitaire 3 <text:s/>card draw, move only 1 car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8-29" calcext:value-type="date">
            <text:p>29/08/21</text:p>
          </table:table-cell>
          <table:table-cell office:value-type="string" calcext:value-type="string">
            <text:p>Android intent investigation</text:p>
          </table:table-cell>
          <table:table-cell table:number-columns-repeated="1021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1" table:formula="of:=SUM([.A2:.A71])" office:value-type="float" office:value="138" calcext:value-type="float">
            <text:p>138</text:p>
          </table:table-cell>
          <table:table-cell table:style-name="ce3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19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32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19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22/04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28/04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1/05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5/06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9/06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22/06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23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table:style-name="ce19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29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02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04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05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07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08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0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4/08/18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5/08/18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7/08/18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20/08/18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04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06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07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08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2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4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5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35"/>
        <table:table-column table:style-name="co1" table:default-cell-style-name="ce36"/>
        <table:table-column table:style-name="co1" table:number-columns-repeated="62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35"/>
        <table:table-column table:style-name="co1" table:number-columns-repeated="6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36"/>
          <table:table-cell table:number-columns-repeated="6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35"/>
        <table:table-column table:style-name="co1" table:default-cell-style-name="ce35"/>
        <table:table-column table:style-name="co12" table:default-cell-style-name="ce35"/>
        <table:table-column table:style-name="co1" table:number-columns-repeated="1021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1" table:number-columns-repeated="1021" table:default-cell-style-name="ce35"/>
        <table:table-row table:style-name="ro1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35" table:number-columns-repeated="3"/>
          <table:table-cell table:number-columns-repeated="1021"/>
        </table:table-row>
        <table:table-row table:style-name="ro1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/>
    <style:font-face style:name="Nimbus Sans L" svg:font-family="'Nimbus Sans L'"/>
    <style:font-face style:name="Noto Sans CJK SC" svg:font-family="'Noto Sans CJK SC'" style:font-family-generic="system" style:font-pitch="variable"/>
    <style:font-face style:name="Sans" svg:font-family="Sans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font-size="10pt" fo:language="en" fo:country="ZA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112">
      <number:year/>
      <number:text>/</number:text>
      <number:month number:style="long"/>
      <number:text>/</number:text>
      <number:day number:style="long"/>
    </number:date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9">00/00/0000</text:date>, <text:time style:data-style-name="N2" text:time-value="21:19:37.0629502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8-29T21:20:58.615331612</dc:date>
    <meta:creation-date>2014-12-14T08:12:00Z</meta:creation-date>
    <meta:editing-cycles>603</meta:editing-cycles>
    <meta:editing-duration>PT23H54M33S</meta:editing-duration>
    <meta:generator>LibreOffice/7.2.0.4$Linux_X86_64 LibreOffice_project/9a9c6381e3f7a62afc1329bd359cc48accb6435b</meta:generator>
    <meta:document-statistic meta:table-count="10" meta:cell-count="1806" meta:object-count="0"/>
  </office:meta>
</office:document-meta>
</file>